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ext_20_body" style:list-style-name="L3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ext_20_body" style:list-style-name="L4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ubtitle">
      <style:paragraph-properties fo:text-align="start" style:justify-single-word="false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informatique</text:p>
      <text:p text:style-name="P7">Objectifs</text:p>
      <text:p text:style-name="P1">Dans le cadre de ce projet, nous allons créer un moteur de jeu d'échecs pourvu d'une intelligence artificielle.</text:p>
      <text:p text:style-name="P1">Il faudra faire fonctionner ce moteur avec une interface d'affichage reposant sur un protocole client/serveur dont le fonctionnement reste simple.<text:line-break/>Cette interface ne sera pas réalisée par l'équipe bien que le moteur sera construit de manière à s'y adapter.</text:p>
      <text:p text:style-name="P7">Outils</text:p>
      <text:p text:style-name="P2">Pour coder :</text:p>
      <text:list xml:id="list1205020080" text:style-name="L1">
        <text:list-item>
          <text:p text:style-name="P3"><text:span text:style-name="T1">Langage C</text:span></text:p>
        </text:list-item>
        <text:list-item>
          <text:p text:style-name="P3"><text:span text:style-name="T1">Makefile</text:span></text:p>
        </text:list-item>
      </text:list>
      <text:p text:style-name="P2"/>
      <text:p text:style-name="P2">Pour déboguer :</text:p>
      <text:list xml:id="list948870543" text:style-name="L4">
        <text:list-item>
          <text:p text:style-name="P6">Valgrind pour le profilage</text:p>
        </text:list-item>
      </text:list>
      <text:p text:style-name="P5"/>
      <text:p text:style-name="P2">Pour l'organisation du travail :</text:p>
      <text:list xml:id="list1887153332" text:style-name="L3">
        <text:list-item>
          <text:p text:style-name="P4"><text:span text:style-name="T1">Subversion</text:span></text:p>
        </text:list-item>
      </text:list>
      <text:p text:style-name="P2"><text:span text:style-name="T1"/></text:p>
      <text:p text:style-name="P2">Pour la documentation :</text:p>
      <text:list xml:id="list1619094838" text:continue-numbering="true" text:style-name="L3">
        <text:list-item>
          <text:p text:style-name="P4"><text:span text:style-name="T1">Doxygen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escouet</meta:initial-creator>
    <meta:creation-date>2015-02-09T17:45:50</meta:creation-date>
    <dc:date>2015-02-09T18:38:57</dc:date>
    <dc:creator>Alexis Lescouet</dc:creator>
    <meta:editing-duration>PT35M2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4" meta:word-count="90" meta:character-count="548" meta:non-whitespace-character-count="477"/>
  </office:meta>
</office:document-meta>
</file>